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3a981d" officeooo:paragraph-rsid="003a981d" style:font-weight-asian="normal" style:font-weight-complex="normal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8973f0" officeooo:paragraph-rsid="008973f0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8973f0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8249b2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8252e0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870675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officeooo:paragraph-rsid="005f63df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officeooo:paragraph-rsid="008973f0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55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56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57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8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9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60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61" style:family="paragraph" style:parent-style-name="Standard" style:list-style-name="L1">
      <style:paragraph-properties fo:margin-top="0.101cm" fo:margin-bottom="0.101cm" style:contextual-spacing="false"/>
      <style:text-properties officeooo:rsid="008973f0" officeooo:paragraph-rsid="008973f0"/>
    </style:style>
    <style:style style:name="P62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63" style:family="paragraph" style:parent-style-name="Standard" style:list-style-name="L1" style:master-page-name="">
      <loext:graphic-properties draw:fill="none"/>
      <style:paragraph-properties fo:margin-left="1.9cm" fo:margin-right="0cm" fo:margin-top="0.101cm" fo:margin-bottom="0.101cm" style:contextual-spacing="false" fo:text-indent="-0.6cm" style:auto-text-indent="false" style:page-number="auto" fo:background-color="transparent"/>
      <style:text-properties officeooo:paragraph-rsid="003a981d"/>
    </style:style>
    <style:style style:name="P6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fo:font-weight="normal" officeooo:rsid="0081ac25" style:font-weight-asian="normal" style:font-weight-complex="normal"/>
    </style:style>
    <style:style style:name="T34" style:family="text">
      <style:text-properties style:font-name="FreeSans" fo:font-weight="normal" officeooo:rsid="008249b2" style:font-weight-asian="normal" style:font-weight-complex="normal"/>
    </style:style>
    <style:style style:name="T35" style:family="text">
      <style:text-properties style:font-name="FreeSans" fo:font-weight="normal" officeooo:rsid="008252e0" style:font-weight-asian="normal" style:font-weight-complex="normal"/>
    </style:style>
    <style:style style:name="T36" style:family="text">
      <style:text-properties style:font-name="FreeSans" fo:font-weight="normal" officeooo:rsid="00870675" style:font-weight-asian="normal" style:font-weight-complex="normal"/>
    </style:style>
    <style:style style:name="T37" style:family="text">
      <style:text-properties style:font-name="FreeSans" fo:font-weight="normal" officeooo:rsid="0087f761" style:font-weight-asian="normal" style:font-weight-complex="normal"/>
    </style:style>
    <style:style style:name="T38" style:family="text">
      <style:text-properties style:font-name="FreeSans" fo:font-weight="normal" officeooo:rsid="00881e5c" style:font-weight-asian="normal" style:font-weight-complex="normal"/>
    </style:style>
    <style:style style:name="T39" style:family="text">
      <style:text-properties style:font-name="FreeSans" fo:font-weight="normal" officeooo:rsid="008973f0" style:font-weight-asian="normal" style:font-weight-complex="normal"/>
    </style:style>
    <style:style style:name="T40" style:family="text">
      <style:text-properties style:font-name="FreeSans" fo:font-weight="normal" officeooo:rsid="008ae19c" style:font-weight-asian="normal" style:font-weight-complex="normal"/>
    </style:style>
    <style:style style:name="T41" style:family="text">
      <style:text-properties style:font-name="FreeSans" officeooo:rsid="003a981d"/>
    </style:style>
    <style:style style:name="T42" style:family="text">
      <style:text-properties style:font-name="FreeSans" officeooo:rsid="003c4d8a"/>
    </style:style>
    <style:style style:name="T43" style:family="text">
      <style:text-properties style:font-name="FreeSans" officeooo:rsid="003f6b56"/>
    </style:style>
    <style:style style:name="T44" style:family="text">
      <style:text-properties style:font-name="FreeSans" fo:font-weight="bold" officeooo:rsid="0040ec5e" style:font-weight-asian="bold" style:font-weight-complex="bold"/>
    </style:style>
    <style:style style:name="T45" style:family="text">
      <style:text-properties style:font-name="FreeSans" fo:font-weight="bold" officeooo:rsid="00428e07" style:font-weight-asian="bold" style:font-weight-complex="bold"/>
    </style:style>
    <style:style style:name="T46" style:family="text">
      <style:text-properties style:font-name="FreeSans" fo:font-weight="bold" officeooo:rsid="004606e8" style:font-weight-asian="bold" style:font-weight-complex="bold"/>
    </style:style>
    <style:style style:name="T47" style:family="text">
      <style:text-properties style:font-name="FreeSans" fo:font-weight="bold" officeooo:rsid="004bb216" style:font-weight-asian="bold" style:font-weight-complex="bold"/>
    </style:style>
    <style:style style:name="T48" style:family="text">
      <style:text-properties style:font-name="FreeSans" fo:font-weight="bold" officeooo:rsid="004c6a15" style:font-weight-asian="bold" style:font-weight-complex="bold"/>
    </style:style>
    <style:style style:name="T49" style:family="text">
      <style:text-properties style:font-name="FreeSans" officeooo:rsid="004606e8"/>
    </style:style>
    <style:style style:name="T50" style:family="text">
      <style:text-properties style:font-name="FreeSans" officeooo:rsid="00208b95"/>
    </style:style>
    <style:style style:name="T51" style:family="text">
      <style:text-properties style:font-name="FreeSans" officeooo:rsid="0051f085"/>
    </style:style>
    <style:style style:name="T52" style:family="text">
      <style:text-properties style:font-name="FreeSans" officeooo:rsid="0052a397"/>
    </style:style>
    <style:style style:name="T53" style:family="text">
      <style:text-properties style:font-name="FreeSans" officeooo:rsid="0059d788"/>
    </style:style>
    <style:style style:name="T54" style:family="text">
      <style:text-properties style:font-name="FreeSans" officeooo:rsid="0040ec5e"/>
    </style:style>
    <style:style style:name="T55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56" style:family="text">
      <style:text-properties style:font-name="FreeSans" fo:font-size="11pt" officeooo:rsid="00676525" style:font-size-asian="11pt" style:font-size-complex="11pt"/>
    </style:style>
    <style:style style:name="T57" style:family="text">
      <style:text-properties style:font-name="FreeSans" fo:font-size="11pt" officeooo:rsid="006ab858" style:font-size-asian="11pt" style:font-size-complex="11pt"/>
    </style:style>
    <style:style style:name="T58" style:family="text">
      <style:text-properties officeooo:rsid="0026bac1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6bac1" style:font-weight-asian="normal" style:font-weight-complex="normal"/>
    </style:style>
    <style:style style:name="T61" style:family="text">
      <style:text-properties fo:font-weight="normal" officeooo:rsid="00318284" style:font-weight-asian="normal" style:font-weight-complex="normal"/>
    </style:style>
    <style:style style:name="T62" style:family="text">
      <style:text-properties officeooo:rsid="002e4179"/>
    </style:style>
    <style:style style:name="T63" style:family="text">
      <style:text-properties officeooo:rsid="002fe437"/>
    </style:style>
    <style:style style:name="T64" style:family="text">
      <style:text-properties officeooo:rsid="0059d788"/>
    </style:style>
    <style:style style:name="T65" style:family="text">
      <style:text-properties officeooo:rsid="005d0fb7"/>
    </style:style>
    <style:style style:name="T66" style:family="text">
      <style:text-properties officeooo:rsid="00437059"/>
    </style:style>
    <style:style style:name="T67" style:family="text">
      <style:text-properties officeooo:rsid="00676525"/>
    </style:style>
    <style:style style:name="T68" style:family="text">
      <style:text-properties officeooo:rsid="00780ece"/>
    </style:style>
    <style:style style:name="T69" style:family="text">
      <style:text-properties officeooo:rsid="008973f0"/>
    </style:style>
    <style:style style:name="T70" style:family="text">
      <style:text-properties officeooo:rsid="008ae1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1958773867" text:style-name="L1">
        <text:list-item>
          <text:p text:style-name="P5">Aula – 1 <text:span text:style-name="T62">Introdução ao Curso e Conceitos Básicos</text:span></text:p>
          <text:list>
            <text:list-item>
              <text:p text:style-name="P10">[ Etapa 1 ] - Apresentação</text:p>
              <text:list>
                <text:list-item>
                  <text:p text:style-name="P11">Minha Formação</text:p>
                </text:list-item>
                <text:list-item>
                  <text:p text:style-name="P12">Onde trabalho</text:p>
                </text:list-item>
                <text:list-item>
                  <text:p text:style-name="P12">Com quê trabalho</text:p>
                </text:list-item>
                <text:list-item>
                  <text:p text:style-name="P12">O que me motiva estudar sempre</text:p>
                </text:list-item>
                <text:list-item>
                  <text:p text:style-name="P13">O que é estrutura de dados</text:p>
                </text:list-item>
                <text:list-item>
                  <text:p text:style-name="P13">A importância do assunto na tecnologia</text:p>
                </text:list-item>
                <text:list-item>
                  <text:p text:style-name="P13">A importância do assunto no dia-a-dia</text:p>
                </text:list-item>
                <text:list-item>
                  <text:p text:style-name="P14">Apresentação da ementa do curso</text:p>
                </text:list-item>
              </text:list>
            </text:list-item>
            <text:list-item>
              <text:p text:style-name="P31"><text:span text:style-name="T50">[ Etapa </text:span><text:span text:style-name="T53">2</text:span><text:span text:style-name="T50"> ] <text:s/>-</text:span><text:span text:style-name="T51">Conceito</text:span><text:span text:style-name="T50"> de Memória</text:span></text:p>
              <text:list>
                <text:list-item>
                  <text:p text:style-name="P15">Tipos de memória do computador</text:p>
                </text:list-item>
                <text:list-item>
                  <text:p text:style-name="P15">Ideia geral do funcionamento da memória ram</text:p>
                </text:list-item>
                <text:list-item>
                  <text:p text:style-name="P16">Alocação de memória (Ideia geral)</text:p>
                </text:list-item>
              </text:list>
            </text:list-item>
            <text:list-item>
              <text:p text:style-name="P32"><text:span text:style-name="T3">[ Etapa </text:span><text:span text:style-name="T53">3</text:span><text:span text:style-name="T3"> ] - </text:span><text:span text:style-name="T52">Instalação e Configuração do Ambiente</text:span></text:p>
              <text:list>
                <text:list-item>
                  <text:p text:style-name="P17">Instalação do Java JDK 11</text:p>
                </text:list-item>
                <text:list-item>
                  <text:p text:style-name="P17">Instalação da IDE Intelij</text:p>
                </text:list-item>
                <text:list-item>
                  <text:p text:style-name="P17">Rodar o primeiro programa</text:p>
                </text:list-item>
              </text:list>
            </text:list-item>
            <text:list-item>
              <text:p text:style-name="P33"><text:span text:style-name="T3">[ Etapa </text:span><text:span text:style-name="T53">4</text:span><text:span text:style-name="T3"> ] - </text:span><text:span text:style-name="T4">Atribuição e Referência em Java</text:span></text:p>
              <text:list>
                <text:list-item>
                  <text:p text:style-name="P56"><text:span text:style-name="T4">D</text:span><text:span text:style-name="T2">iferença de atribuição de Valor e por referência</text:span></text:p>
                </text:list-item>
                <text:list-item>
                  <text:p text:style-name="P16">Como o <text:span text:style-name="T1">J</text:span>ava trabalha com tipo<text:span text:style-name="T1">s</text:span> primitivo em memória</text:p>
                </text:list-item>
                <text:list-item>
                  <text:p text:style-name="P16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2">[ Etapa <text:span text:style-name="T64">5</text:span> ] - Conceito de <text:span text:style-name="T67">N</text:span>ó e Encadeamento de <text:span text:style-name="T67">N</text:span>ó</text:p>
              <text:list>
                <text:list-item>
                  <text:p text:style-name="P18">Explicação teoria de um nó</text:p>
                </text:list-item>
                <text:list-item>
                  <text:p text:style-name="P18">Implementação da classe nó com Java</text:p>
                </text:list-item>
                <text:list-item>
                  <text:p text:style-name="P18">Encadeamento de vários nós</text:p>
                </text:list-item>
              </text:list>
            </text:list-item>
            <text:list-item>
              <text:p text:style-name="P19">[ Etapa 6 ] - Generics em Java</text:p>
              <text:list>
                <text:list-item>
                  <text:p text:style-name="P20">O que é?</text:p>
                </text:list-item>
                <text:list-item>
                  <text:p text:style-name="P20">Como utilizar</text:p>
                </text:list-item>
                <text:list-item>
                  <text:p text:style-name="P20">Vantagens da utilização</text:p>
                </text:list-item>
              </text:list>
            </text:list-item>
            <text:list-item>
              <text:p text:style-name="P34"><text:span text:style-name="T56">[ Etapa </text:span><text:span text:style-name="T57">7</text:span><text:span text:style-name="T56"> ] - </text:span><text:span text:style-name="T57">Refatoração da Classe No</text:span></text:p>
              <text:list>
                <text:list-item>
                  <text:p text:style-name="P21">Codificação</text:p>
                </text:list-item>
              </text:list>
            </text:list-item>
          </text:list>
        </text:list-item>
        <text:list-item>
          <text:p text:style-name="P6"><text:soft-page-break/>Aula – <text:span text:style-name="T58">2 </text:span><text:span text:style-name="T62">Pilhas </text:span><text:span text:style-name="T63">[LIFO: Last In, First Out]</text:span></text:p>
          <text:list>
            <text:list-item>
              <text:p text:style-name="P7"><text:span text:style-name="T60">[ </text:span><text:span text:style-name="T59">Etapa 1 ] - Explicação teórica do conceito de Pilhas</text:span></text:p>
            </text:list-item>
            <text:list-item>
              <text:p text:style-name="P23"><text:span text:style-name="T59">[ Etapa 2 ] - Implementação da classe Pilha (Métodos: </text:span><text:span text:style-name="T61">Top, Push e Pop</text:span><text:span text:style-name="T59"> )</text:span></text:p>
            </text:list-item>
            <text:list-item>
              <text:p text:style-name="P24">[ Etapa 3 ] - Utilização da Classe Pilha</text:p>
            </text:list-item>
          </text:list>
        </text:list-item>
        <text:list-item>
          <text:p text:style-name="P8">Aula – 3 Filas [FIFO: First in, First Out]</text:p>
          <text:list>
            <text:list-item>
              <text:p text:style-name="P35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5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6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7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7"><text:span text:style-name="T9">[ Etapa </text:span><text:span text:style-name="T26">5</text:span><text:span text:style-name="T9"> ] - </text:span><text:span text:style-name="T25">Refatoração para utilização de </text:span><text:span text:style-name="T55">generics</text:span></text:p>
            </text:list-item>
          </text:list>
        </text:list-item>
        <text:list-item>
          <text:p text:style-name="P9">Aula – 4 Listas Encadeadas</text:p>
          <text:list>
            <text:list-item>
              <text:p text:style-name="P38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9"><text:span text:style-name="T9">[ Etapa 2 ] - Implementação da classe </text:span><text:span text:style-name="T29">No</text:span></text:p>
            </text:list-item>
            <text:list-item>
              <text:p text:style-name="P38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40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41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42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42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42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8"><text:span text:style-name="T6">[ Etapa </text:span><text:span text:style-name="T33">9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57"><text:span text:style-name="T2">Aula – </text:span><text:span text:style-name="T41">5</text:span><text:span text:style-name="T2"> Listas </text:span><text:span text:style-name="T41">Duplamente</text:span><text:span text:style-name="T2"> Encadeadas</text:span></text:p>
          <text:list>
            <text:list-item>
              <text:p text:style-name="P43"><text:span text:style-name="T8">[ </text:span><text:span text:style-name="T9">Etapa 1 ] - Explicação teórica do conceito de </text:span><text:span text:style-name="T13">Listas </text:span><text:span text:style-name="T38">Duplamente </text:span><text:span text:style-name="T13">Encadeadas</text:span></text:p>
            </text:list-item>
            <text:list-item>
              <text:p text:style-name="P39"><text:span text:style-name="T9">[ Etapa 2 ] - Implementação da classe </text:span><text:span text:style-name="T29">No</text:span><text:span text:style-name="T34">Duplo</text:span></text:p>
            </text:list-item>
            <text:list-item>
              <text:p text:style-name="P63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size())</text:span></text:p>
            </text:list-item>
            <text:list-item>
              <text:p text:style-name="P44"><text:span text:style-name="T9">[ Etapa </text:span><text:span text:style-name="T34">4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getNo(), get())</text:span></text:p>
            </text:list-item>
            <text:list-item>
              <text:p text:style-name="P44"><text:span text:style-name="T9">[ Etapa </text:span><text:span text:style-name="T34">5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))</text:span></text:p>
            </text:list-item>
            <text:list-item>
              <text:p text:style-name="P44"><text:span text:style-name="T9">[ Etapa </text:span><text:span text:style-name="T34">6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add(index))</text:span></text:p>
            </text:list-item>
            <text:list-item>
              <text:p text:style-name="P44"><text:span text:style-name="T9">[ Etapa </text:span><text:span text:style-name="T34">7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remove())</text:span></text:p>
            </text:list-item>
            <text:list-item>
              <text:p text:style-name="P45"><text:span text:style-name="T9">[ Etapa </text:span><text:span text:style-name="T35">8</text:span><text:span text:style-name="T9"> ] - Implementação da classe </text:span><text:span text:style-name="T13">Lista</text:span><text:span text:style-name="T22">Duplamente</text:span><text:span text:style-name="T13">Encadeada </text:span><text:span text:style-name="T35">(toString())</text:span></text:p>
            </text:list-item>
            <text:list-item>
              <text:p text:style-name="P43"><text:span text:style-name="T6">[ Etapa </text:span><text:span text:style-name="T35">9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</text:list>
      <text:p text:style-name="P3"/>
      <text:p text:style-name="P3"/>
      <text:list xml:id="list221504414022314" text:continue-numbering="true" text:style-name="L1">
        <text:list-item>
          <text:p text:style-name="P59"><text:soft-page-break/><text:span text:style-name="T41">A</text:span><text:span text:style-name="T2">ula – 6 Listas Circulares</text:span></text:p>
          <text:list>
            <text:list-item>
              <text:p text:style-name="P46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9"><text:span text:style-name="T9">[ Etapa 2 ] - Implementação da classe </text:span><text:span text:style-name="T29">No</text:span></text:p>
            </text:list-item>
            <text:list-item>
              <text:p text:style-name="P46"><text:span text:style-name="T9">[ Etapa </text:span><text:span text:style-name="T29">3</text:span><text:span text:style-name="T9"> ] - Implementação da classe </text:span><text:span text:style-name="T13">Lista</text:span><text:span text:style-name="T20">Circular </text:span><text:span text:style-name="T36">(isEmpty() e size())</text:span></text:p>
            </text:list-item>
            <text:list-item>
              <text:p text:style-name="P47"><text:span text:style-name="T9">[ Etapa </text:span><text:span text:style-name="T36">4</text:span><text:span text:style-name="T9"> ] - Implementação da classe </text:span><text:span text:style-name="T13">Lista</text:span><text:span text:style-name="T20">Circular </text:span><text:span text:style-name="T36">(getNo() e get())</text:span></text:p>
            </text:list-item>
            <text:list-item>
              <text:p text:style-name="P47"><text:span text:style-name="T9">[ Etapa </text:span><text:span text:style-name="T36">5</text:span><text:span text:style-name="T9"> ] - Implementação da classe </text:span><text:span text:style-name="T13">Lista</text:span><text:span text:style-name="T20">Circular </text:span><text:span text:style-name="T36">(remove())</text:span></text:p>
            </text:list-item>
            <text:list-item>
              <text:p text:style-name="P47"><text:span text:style-name="T9">[ Etapa </text:span><text:span text:style-name="T36">6</text:span><text:span text:style-name="T9"> ] - Implementação da classe </text:span><text:span text:style-name="T13">Lista</text:span><text:span text:style-name="T20">Circular </text:span><text:span text:style-name="T36">(add())</text:span></text:p>
            </text:list-item>
            <text:list-item>
              <text:p text:style-name="P47"><text:span text:style-name="T9">[ Etapa </text:span><text:span text:style-name="T36">7</text:span><text:span text:style-name="T9"> ] - Implementação da classe </text:span><text:span text:style-name="T13">Lista</text:span><text:span text:style-name="T20">Circular </text:span><text:span text:style-name="T36">(toStrin</text:span><text:span text:style-name="T37">g</text:span><text:span text:style-name="T36">())</text:span></text:p>
            </text:list-item>
            <text:list-item>
              <text:p text:style-name="P46"><text:span text:style-name="T6">[ Etapa </text:span><text:span text:style-name="T36">8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8"><text:span text:style-name="T2">Aula – </text:span><text:span text:style-name="T49">7</text:span><text:span text:style-name="T2"> </text:span><text:span text:style-name="T43">Á</text:span><text:span text:style-name="T42">rvores</text:span></text:p>
          <text:list>
            <text:list-item>
              <text:p text:style-name="P48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60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5">[ Etapa 3 ] - A interface Comparable</text:p>
            </text:list-item>
            <text:list-item>
              <text:p text:style-name="P49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48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48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50"><text:span text:style-name="T18">[ </text:span><text:span text:style-name="T27">Etapa</text:span><text:span text:style-name="T18"> </text:span><text:span text:style-name="T28">7</text:span><text:span text:style-name="T18"> ] - Implementação da classe ArvoreBinaria </text:span><text:span text:style-name="T39">(método inserir())</text:span></text:p>
              <text:list>
                <text:list-item>
                  <text:p text:style-name="P61"><text:span text:style-name="T18">C</text:span><text:span text:style-name="T5">riação da classe</text:span></text:p>
                </text:list-item>
                <text:list-item>
                  <text:p text:style-name="P26">Implementação do método inserir e sua sobrecarga pública</text:p>
                </text:list-item>
              </text:list>
            </text:list-item>
            <text:list-item>
              <text:p text:style-name="P51"><text:span text:style-name="T18">[ </text:span><text:span text:style-name="T27">Etapa</text:span><text:span text:style-name="T18"> </text:span><text:span text:style-name="T39">8</text:span><text:span text:style-name="T18"> ] - Implementação da classe ArvoreBinaria </text:span><text:span text:style-name="T39">(métodos </text:span><text:span text:style-name="T40">de exibição</text:span><text:span text:style-name="T39">)</text:span></text:p>
              <text:list>
                <text:list-item>
                  <text:p text:style-name="P26">Implementação do método exibirInOrdem() e sua sobrecarga pública</text:p>
                </text:list-item>
                <text:list-item>
                  <text:p text:style-name="P26">Implementação do método exibirPosOrdem() e sua sobrecarga pública</text:p>
                </text:list-item>
                <text:list-item>
                  <text:p text:style-name="P26">Implementação do método exibirPreOrdem() e sua sobrecarga pública</text:p>
                </text:list-item>
              </text:list>
            </text:list-item>
            <text:list-item>
              <text:p text:style-name="P27">[ <text:span text:style-name="T66">Etapa</text:span> <text:span text:style-name="T69">9</text:span> ] - Implementação da classe ArvoreBinaria <text:span text:style-name="T69">(método remove() Parte 1)</text:span></text:p>
            </text:list-item>
            <text:list-item>
              <text:p text:style-name="P27">[ <text:span text:style-name="T66">Etapa</text:span> <text:span text:style-name="T69">10</text:span> ] - Implementação da classe ArvoreBinaria <text:span text:style-name="T69">(método remove() Parte 2)</text:span></text:p>
            </text:list-item>
            <text:list-item>
              <text:p text:style-name="P27">[ <text:span text:style-name="T66">Etapa</text:span> <text:span text:style-name="T69">11</text:span> ] - Implementação da classe ArvoreBinaria <text:span text:style-name="T69">(método remove() Parte 3)</text:span></text:p>
            </text:list-item>
            <text:list-item>
              <text:p text:style-name="P27">[ <text:span text:style-name="T66">Etapa</text:span> <text:span text:style-name="T69">12</text:span> ] - Implementação da classe ArvoreBinaria <text:span text:style-name="T69">(método remove() Parte 4)</text:span></text:p>
            </text:list-item>
            <text:list-item>
              <text:p text:style-name="P27">[ <text:span text:style-name="T66">Etapa</text:span> <text:span text:style-name="T69">13</text:span> ] - Implementação da classe ArvoreBinaria <text:span text:style-name="T69">(método remove() Parte 5)</text:span></text:p>
            </text:list-item>
            <text:list-item>
              <text:p text:style-name="P28">[ Etapa <text:span text:style-name="T69">1</text:span><text:span text:style-name="T70">4</text:span> ] - Utilização da classe ArvoreBinaria</text:p>
            </text:list-item>
          </text:list>
        </text:list-item>
      </text:list>
      <text:p text:style-name="P4"/>
      <text:p text:style-name="P4"/>
      <text:p text:style-name="P4"/>
      <text:list xml:id="list221504368194530" text:continue-numbering="true" text:style-name="L1">
        <text:list-item>
          <text:p text:style-name="P52"><text:soft-page-break/><text:span text:style-name="T44">Aula – </text:span><text:span text:style-name="T46">8</text:span><text:span text:style-name="T44"> </text:span><text:span text:style-name="T47">Principais </text:span><text:span text:style-name="T45">Implementações </text:span><text:span text:style-name="T48">das estruturas de dados </text:span><text:span text:style-name="T45">do</text:span><text:span text:style-name="T44"> Java</text:span></text:p>
          <text:list>
            <text:list-item>
              <text:p text:style-name="P62"><text:span text:style-name="T54">[ </text:span><text:span text:style-name="T2">Etapa 1</text:span><text:span text:style-name="T54"> </text:span><text:span text:style-name="T2">] - Conceitos de equals e hashCode</text:span></text:p>
            </text:list-item>
            <text:list-item>
              <text:p text:style-name="P53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54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55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9">[ Etapa <text:span text:style-name="T65">5</text:span> ] - Set <text:span text:style-name="T68">(</text:span>HashSet<text:span text:style-name="T68">)</text:span></text:p>
            </text:list-item>
            <text:list-item>
              <text:p text:style-name="P29">[ Etapa <text:span text:style-name="T65">6</text:span> ] - Map <text:span text:style-name="T68">(</text:span>HashMap<text:span text:style-name="T68">)</text:span></text:p>
            </text:list-item>
            <text:list-item>
              <text:p text:style-name="P30">[ <text:span text:style-name="T66">Etapa</text:span> <text:span text:style-name="T65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7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8T22:15:03.210000000</dc:date>
    <meta:editing-duration>PT18H5M37S</meta:editing-duration>
    <meta:editing-cycles>80</meta:editing-cycles>
    <meta:generator>LibreOffice/7.0.3.1$Windows_X86_64 LibreOffice_project/d7547858d014d4cf69878db179d326fc3483e082</meta:generator>
    <meta:document-statistic meta:table-count="0" meta:image-count="1" meta:object-count="0" meta:page-count="4" meta:paragraph-count="100" meta:word-count="937" meta:character-count="4844" meta:non-whitespace-character-count="4097"/>
  </office:meta>
</office:document-meta>
</file>